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fo:language="en" fo:country="US" officeooo:rsid="0018bcd5" officeooo:paragraph-rsid="0018bcd5"/>
    </style:style>
    <style:style style:name="P2" style:family="paragraph" style:parent-style-name="Text_20_body" style:list-style-name="L1">
      <style:text-properties fo:language="en" fo:country="US" officeooo:rsid="0018bcd5" officeooo:paragraph-rsid="0018bcd5"/>
    </style:style>
    <style:style style:name="P3" style:family="paragraph" style:parent-style-name="Text_20_body" style:list-style-name="L2">
      <style:text-properties fo:language="en" fo:country="US" officeooo:rsid="001905fd" officeooo:paragraph-rsid="001905fd"/>
    </style:style>
    <style:style style:name="P4" style:family="paragraph" style:parent-style-name="Text_20_body" style:list-style-name="L3">
      <style:text-properties fo:language="en" fo:country="US" officeooo:rsid="001905fd" officeooo:paragraph-rsid="001905fd"/>
    </style:style>
    <style:style style:name="P5" style:family="paragraph" style:parent-style-name="Text_20_body" style:list-style-name="L1">
      <style:text-properties fo:language="en" fo:country="US" officeooo:paragraph-rsid="001905fd"/>
    </style:style>
    <style:style style:name="P6" style:family="paragraph" style:parent-style-name="Text_20_body" style:list-style-name="L3">
      <style:text-properties fo:language="en" fo:country="US" officeooo:paragraph-rsid="001905fd"/>
    </style:style>
    <style:style style:name="P7" style:family="paragraph" style:parent-style-name="Text_20_body" style:list-style-name="L3">
      <style:text-properties fo:language="en" fo:country="US" officeooo:rsid="001a28e6" officeooo:paragraph-rsid="001a28e6"/>
    </style:style>
    <style:style style:name="T1" style:family="text">
      <style:text-properties officeooo:rsid="0018bcd5"/>
    </style:style>
    <style:style style:name="T2" style:family="text">
      <style:text-properties officeooo:rsid="001905f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imal Farm </text:p>
      <text:list xml:id="list3976978263979550521" text:style-name="L1">
        <text:list-item>
          <text:p text:style-name="P2">Analysis of major characters:</text:p>
        </text:list-item>
      </text:list>
      <text:list xml:id="list7405477620585281529" text:style-name="L2">
        <text:list-item>
          <text:p text:style-name="P3">Napoleon</text:p>
        </text:list-item>
      </text:list>
      <text:list xml:id="list111343157484154" text:continue-list="list3976978263979550521" text:style-name="L1">
        <text:list-header>
          <text:p text:style-name="P5"><text:span text:style-name="T1">Napoleon is an corrupt opportunist. Napoleon never makes a single contribution to the revolution, not to the formulation of its ideology, not to the new society’s initial attempts to establish itself. He never shows interest in the strength of Animal Farm itself, only in the strength of his power over it. Thus, the only project he undertakes with enthusiasm is the training of a litter of puppies. He doesn’t educate them for their own good but rather for his own good: they become his own private army or secret police. </text:span>Although he is most directly modeled on the Soviet dictator Joseph Stalin. His namesake is not any communist leader but the early-eighteenth-century French general Napoleon, who betrayed the democratic principles on which he rode to power, arguably becoming as great a despot as the aristocrats whom he supplanted. </text:p>
        </text:list-header>
      </text:list>
      <text:list xml:id="list6206865553869774237" text:style-name="L3">
        <text:list-item>
          <text:p text:style-name="P4">Snowball</text:p>
          <text:p text:style-name="P6"><text:span text:style-name="T2">As a parallel for Leon Trotsky, Snowball emerges as a fervent ideologue who throws himself heart and soul into the attempt to spread Animalism worldwide and to improve Animal Farm’s infrastructure. But his idealism leads to his downfall. He proves no match for Napoleon’s show of brute force. </text:span>Although Orwell depicts Snowball in a relatively appealing light, he refrains from idealizing his character, making sure to endow him with certain moral flaws. For example, Snowball basically accepts the superiority of the pigs over the rest of the animals. Moreover, his fervent, single-minded enthusiasm for grand projects such as the windmill might have erupted into full-blown megalomaniac despotism had he not been chased from Animal Farm. </text:p>
        </text:list-item>
        <text:list-item>
          <text:p text:style-name="P7">Boxer</text:p>
          <text:p text:style-name="P7"/>
        </text:list-item>
      </text:list>
      <text:list xml:id="list111342864234982" text:continue-list="list111343157484154" text:style-name="L1">
        <text:list-item>
          <text:p text:style-name="P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1T10:43:49.035986077</meta:creation-date>
    <dc:date>2016-10-11T11:10:19.643551279</dc:date>
    <meta:editing-duration>PT6M10S</meta:editing-duration>
    <meta:editing-cycles>1</meta:editing-cycles>
    <meta:generator>LibreOffice/5.1.4.2$Linux_X86_64 LibreOffice_project/10m0$Build-2</meta:generator>
    <meta:document-statistic meta:table-count="0" meta:image-count="0" meta:object-count="0" meta:page-count="1" meta:paragraph-count="9" meta:word-count="269" meta:character-count="1647" meta:non-whitespace-character-count="1389"/>
  </office:meta>
</office:document-meta>
</file>